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sans-serif"/>
    <style:font-face style:name="Lohit Hindi1" svg:font-family="'Lohit Hindi'"/>
    <style:font-face style:name="Menlo" svg:font-family="Menlo, Monaco, Consolas, 'Courier New', monospace"/>
    <style:font-face style:name="MuseoSlab1000Regular" svg:font-family="MuseoSlab1000Regular, arial, sans-serif"/>
    <style:font-face style:name="MuseoSlab100Regular" svg:font-family="MuseoSlab100Regular, arial, sans-serif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1.588cm" fo:margin-bottom="1.058cm" style:contextual-spacing="false" style:line-height-at-least="1.005cm" fo:orphans="2" fo:widows="2" fo:text-indent="0cm" style:auto-text-indent="false"/>
      <style:text-properties fo:font-variant="normal" fo:text-transform="none" fo:color="#333333" style:font-name="MuseoSlab100Regular" fo:font-size="24pt" fo:letter-spacing="normal" fo:font-style="normal" fo:font-weight="normal"/>
    </style:style>
    <style:style style:name="P2" style:family="paragraph" style:parent-style-name="Standard">
      <style:paragraph-properties fo:margin-left="-1.958cm" fo:margin-right="0cm" fo:text-indent="0cm" style:auto-text-indent="false"/>
    </style:style>
    <style:style style:name="P3" style:family="paragraph" style:parent-style-name="Text_20_body" style:list-style-name="L1">
      <style:paragraph-properties style:line-height-at-least="0.635cm" fo:orphans="2" fo:widows="2"/>
    </style:style>
    <style:style style:name="P4" style:family="paragraph" style:parent-style-name="Text_20_body" style:list-style-name="L2">
      <style:paragraph-properties style:line-height-at-least="0.635cm" fo:orphans="2" fo:widows="2"/>
    </style:style>
    <style:style style:name="P5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12cm" style:contextual-spacing="false" style:line-height-at-least="0.635cm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cm" style:contextual-spacing="false" style:line-height-at-least="0.635cm" fo:orphans="2" fo:widows="2"/>
    </style:style>
    <style:style style:name="P8" style:family="paragraph" style:parent-style-name="Preformatted_20_Text">
      <style:paragraph-properties fo:margin-left="0cm" fo:margin-right="0cm" fo:margin-top="0cm" fo:margin-bottom="0.238cm" style:contextual-spacing="false" style:line-height-at-least="0.476cm" fo:orphans="2" fo:widows="2" fo:text-indent="0cm" style:auto-text-indent="false" fo:background-color="#f5f5f5" fo:padding="0.212cm" fo:border="0.06pt solid #000000">
        <style:background-image/>
      </style:paragraph-properties>
      <style:text-properties fo:font-variant="normal" fo:text-transform="none" fo:color="#333333" style:font-name="Menlo" fo:font-size="9pt" fo:letter-spacing="normal" fo:font-style="normal" fo:font-weight="normal"/>
    </style:style>
    <style:style style:name="P9" style:family="paragraph" style:parent-style-name="Preformatted_20_Text">
      <style:paragraph-properties fo:margin-top="0cm" fo:margin-bottom="0.238cm" style:contextual-spacing="false" style:line-height-at-least="0.476cm" fo:orphans="2" fo:widows="2" fo:background-color="#f5f5f5" fo:padding="0.212cm" fo:border="0.06pt solid #000000">
        <style:background-image/>
      </style:paragraph-properties>
      <style:text-properties fo:font-variant="normal" fo:text-transform="none" fo:color="#333333" fo:letter-spacing="normal"/>
    </style:style>
    <style:style style:name="P10" style:family="paragraph" style:parent-style-name="Preformatted_20_Text">
      <style:paragraph-properties fo:margin-top="0cm" fo:margin-bottom="0.238cm" style:contextual-spacing="false" style:line-height-at-least="0.476cm" fo:orphans="2" fo:widows="2" fo:background-color="#f5f5f5" fo:padding="0.212cm" fo:border="0.06pt solid #000000">
        <style:background-image/>
      </style:paragraph-properties>
      <style:text-properties fo:font-variant="normal" fo:text-transform="none" fo:color="#333333" style:font-name="Menlo" fo:font-size="9pt" fo:letter-spacing="normal" fo:font-style="normal" fo:font-weight="normal"/>
    </style:style>
    <style:style style:name="P11" style:family="paragraph" style:parent-style-name="Preformatted_20_Text">
      <style:paragraph-properties fo:margin-top="0cm" fo:margin-bottom="0.238cm" style:contextual-spacing="false" style:line-height-at-least="0.476cm" fo:orphans="2" fo:widows="2" fo:background-color="#f5f5f5" fo:padding="0.212cm" fo:border="0.06pt solid #000000">
        <style:background-image/>
      </style:paragraph-properties>
    </style:style>
    <style:style style:name="P12" style:family="paragraph" style:parent-style-name="Heading_20_1">
      <style:paragraph-properties fo:margin-left="0cm" fo:margin-right="0cm" fo:margin-top="0cm" fo:margin-bottom="0.212cm" style:contextual-spacing="false" style:line-height-at-least="0.635cm" fo:orphans="2" fo:widows="2" fo:text-indent="0cm" style:auto-text-indent="false"/>
      <style:text-properties fo:font-variant="normal" fo:text-transform="none" fo:color="#333333" style:font-name="MuseoSlab1000Regular" fo:font-size="48pt" fo:letter-spacing="-0.106cm" fo:font-style="normal" fo:font-weight="normal"/>
    </style:style>
    <style:style style:name="T1" style:family="text">
      <style:text-properties fo:font-variant="normal" fo:text-transform="none" fo:color="#0e94ec" style:text-line-through-style="none" style:font-name="Helvetica Neue" fo:font-size="12pt" fo:letter-spacing="normal" fo:font-style="normal" style:text-underline-style="none" fo:font-weight="normal" style:text-blinking="false"/>
    </style:style>
    <style:style style:name="T2" style:family="text">
      <style:text-properties style:font-name="Menlo" fo:font-size="9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Populando selects de cidades e estados com AJAX (PHP e jQuery)</text:h>
      <text:p text:style-name="P6"/>
      <text:p text:style-name="P6"/>
      <text:p text:style-name="P6"/>
      <text:p text:style-name="P6">Nada pior do que deixar um campo de cidade como texto livre para os usuários. Os erros de português e digitação acabam com qualquer chance de um relatório fiel filtrado por localidade. Além do mais, é muito mais fácil pro próprio usuário poder escolher sua cidade em uma lista já estabelecida.</text:p>
      <text:p text:style-name="P5">Com este artigo, pretendo mostrar um método fácil de implementar um select de estados que, via AJAX, popula o select de cidades. O frontend utiliza a biblioteca javascript jQuery e o script AJAX foi desenvolvido em PHP.</text:p>
      <text:p text:style-name="P5">Abaixo, além do arquivo de exemplo, você também encontra para download um SQL completo com as tabelas de cidades e estados. Portanto, caso queira desenvolver para um outra linguagem, basta seguir a lógica apresentada aqui.</text:p>
      <text:list xml:id="list4443823332760240138" text:style-name="L1">
        <text:list-item>
          <text:p text:style-name="P7"><text:a xlink:type="simple" xlink:href="http://www.daviferreira.com/blog/exemplos/cidades/index.php" office:target-frame-name="_blank" xlink:show="new"><text:span text:style-name="T1">Demonstração</text:span></text:a></text:p>
        </text:list-item>
        <text:list-item>
          <text:p text:style-name="P3"><text:a xlink:type="simple" xlink:href="http://www.daviferreira.com/blog/exemplos/cidades/cidades.zip" office:target-frame-name="_blank" xlink:show="new"><text:span text:style-name="T1">Download do código-fonte</text:span></text:a></text:p>
        </text:list-item>
      </text:list>
      <text:h text:style-name="P1" text:outline-level="2">Banco de Dados</text:h>
      <text:p text:style-name="P5">Antes de mais nada, precisamos criar a nossa base de cidades e estados. No seu banco MySQL, crie as tabelas cidades e estados. O arquivo SQL abaixo faz isso e ainda insere todos os registros necessários. Não sei se essa base está <text:soft-page-break/>atualizada e/ou completa, mas é a que sempre utilizo em meus projetos e, até agora, ninguém reclamou!</text:p>
      <text:list xml:id="list6148824120836807518" text:style-name="L2">
        <text:list-item>
          <text:p text:style-name="P4"><text:a xlink:type="simple" xlink:href="http://www.daviferreira.com/blog/exemplos/cidades/cidades.sql.zip" office:target-frame-name="_blank" xlink:show="new"><text:span text:style-name="T1">Download da base de dados (UTF-8)</text:span></text:a></text:p>
        </text:list-item>
      </text:list>
      <text:p text:style-name="P5">O select de estados vai utilizar os campos cod_estados e sigla como dados. Já o de cidades, listará as cidades de acordo com o campo estados_cod_estados, exibindo o nome e tendo como valor cod_cidades.</text:p>
      <text:h text:style-name="P1" text:outline-level="2">O frontend</text:h>
      <text:p text:style-name="P5">A idéia básica é a seguinte: o select de estados virá automaticamente populado com os registros cadastrados em nosso banco de dados. Toda vez que o usuário selecionar um estado diferente, o select de cidades será preenchido via AJAX fazendo uma consulta na nossa tabela de cidades, trazendo todos os registros relacionados ao estado.</text:p>
      <text:p text:style-name="P5">Note que não vou me estender muito na conexão com o banco de dados. O ideal é fazer isso separado, com variáveis para o host, senha, usuário etc. Aqui vai tudo no mesmo arquivo, só pra agilizar o exemplo.</text:p>
      <text:p text:style-name="P8">&lt;?php</text:p>
      <text:p text:style-name="P9"><text:s text:c="8"/><text:span text:style-name="T2">$con = mysql_connect( 'localhost', 'root', 'root' );</text:span></text:p>
      <text:p text:style-name="P9"><text:s text:c="8"/><text:span text:style-name="T2">mysql_select_db( 'cadastro', $con );</text:span></text:p>
      <text:p text:style-name="P10">?&gt;</text:p>
      <text:p text:style-name="P10">&lt;label for="cod_estados"&gt;Estado:&lt;/label&gt;</text:p>
      <text:p text:style-name="P10">&lt;select name="cod_estados" id="cod_estados"&gt;</text:p>
      <text:p text:style-name="P9"><text:s text:c="8"/><text:span text:style-name="T2">&lt;option value=""&gt;&lt;/option&gt;</text:span></text:p>
      <text:p text:style-name="P9"><text:s text:c="8"/><text:span text:style-name="T2">&lt;?php</text:span></text:p>
      <text:p text:style-name="P9"><text:s text:c="16"/><text:span text:style-name="T2">$sql = "SELECT cod_estados, sigla</text:span></text:p>
      <text:p text:style-name="P9"><text:s text:c="32"/><text:span text:style-name="T2">FROM estados</text:span></text:p>
      <text:p text:style-name="P9"><text:s text:c="32"/><text:span text:style-name="T2">ORDER BY sigla";</text:span></text:p>
      <text:p text:style-name="P9"><text:s text:c="16"/><text:span text:style-name="T2">$res = mysql_query( $sql );</text:span></text:p>
      <text:p text:style-name="P9"><text:s text:c="16"/><text:span text:style-name="T2">while ( $row = mysql_fetch_assoc( $res ) ) {</text:span></text:p>
      <text:p text:style-name="P9"><text:s text:c="24"/><text:span text:style-name="T2">echo '&lt;option value="'.$row['cod_estados'].'"&gt;'.$row['sigla'].'&lt;/option&gt;';</text:span></text:p>
      <text:p text:style-name="P9"><text:s text:c="16"/><text:span text:style-name="T2">}</text:span></text:p>
      <text:p text:style-name="P9"><text:s text:c="8"/><text:span text:style-name="T2">?&gt;</text:span></text:p>
      <text:p text:style-name="P10"><text:soft-page-break/>&lt;/option&gt;&lt;/select&gt;</text:p>
      <text:p text:style-name="P11"/>
      <text:p text:style-name="P10">&lt;label for="cod_cidades"&gt;Cidade:&lt;/label&gt;</text:p>
      <text:p text:style-name="P10">&lt;select name="cod_cidades" id="cod_cidades"&gt;</text:p>
      <text:p text:style-name="P9"><text:s text:c="8"/><text:span text:style-name="T2">&lt;option value=""&gt;-- Escolha um estado --&lt;/option&gt;</text:span></text:p>
      <text:p text:style-name="P10">&lt;/select&gt;</text:p>
      <text:p text:style-name="P5">O código acima representa o estado inicial da listagem de estados/cidades.</text:p>
      <text:h text:style-name="P1" text:outline-level="2">Populando o select</text:h>
      <text:p text:style-name="P5">Vejamos agora como fica o javascript (jQuery) responsável pelo carregamento de dados no select de cidades. Vamos utilizar o padrão JSON para a saída do script PHP. Se você ainda não conhece esse padrão, vale a pena dar uma pesquisada - ele é extremamente útil para scripts AJAX, evitando aquele blocão HTML que todo mundo costuma usar como saída. O PHP fica responsável somente pelos dados enquanto o javascript trata e monta o HTML.</text:p>
      <text:p text:style-name="P8">$(function(){</text:p>
      <text:p text:style-name="P9"><text:s text:c="8"/><text:span text:style-name="T2">$('#cod_estados').change(function(){</text:span></text:p>
      <text:p text:style-name="P9"><text:s text:c="16"/><text:span text:style-name="T2">if( $(this).val() ) {</text:span></text:p>
      <text:p text:style-name="P9"><text:s text:c="24"/><text:span text:style-name="T2">$('#cod_cidades').hide();</text:span></text:p>
      <text:p text:style-name="P9"><text:s text:c="24"/><text:span text:style-name="T2">$('.carregando').show();</text:span></text:p>
      <text:p text:style-name="P9"><text:s text:c="24"/><text:span text:style-name="T2">$.getJSON('cidades.ajax.php?search=',{cod_estados: $(this).val(), ajax: 'true'}, function(j){</text:span></text:p>
      <text:p text:style-name="P9"><text:s text:c="32"/><text:span text:style-name="T2">var options = '&lt;option value=""&gt;&lt;/option&gt;'; <text:s text:c="4"/></text:span></text:p>
      <text:p text:style-name="P9"><text:s text:c="32"/><text:span text:style-name="T2">for (var i = 0; i &lt; j.length; i++) {</text:span></text:p>
      <text:p text:style-name="P9"><text:s text:c="40"/><text:span text:style-name="T2">options += '&lt;option value="' + j[i].cod_cidades + '"&gt;' + j[i].nome + '&lt;/option&gt;';</text:span></text:p>
      <text:p text:style-name="P9"><text:s text:c="32"/><text:span text:style-name="T2">} <text:s text:c="6"/></text:span></text:p>
      <text:p text:style-name="P9"><text:s text:c="32"/><text:span text:style-name="T2">$('#cod_cidades').html(options).show();</text:span></text:p>
      <text:p text:style-name="P9"><text:s text:c="32"/><text:span text:style-name="T2">$('.carregando').hide();</text:span></text:p>
      <text:p text:style-name="P9"><text:s text:c="24"/><text:span text:style-name="T2">});</text:span></text:p>
      <text:p text:style-name="P9"><text:s text:c="16"/><text:span text:style-name="T2">} else {</text:span></text:p>
      <text:p text:style-name="P9"><text:s text:c="24"/><text:span text:style-name="T2">$('#cod_cidades').html('&lt;option value=""&gt;-- Escolha um estado --&lt;/option&gt;');</text:span></text:p>
      <text:p text:style-name="P9"><text:soft-page-break/><text:s text:c="16"/><text:span text:style-name="T2">}</text:span></text:p>
      <text:p text:style-name="P9"><text:s text:c="8"/><text:span text:style-name="T2">});</text:span></text:p>
      <text:p text:style-name="P10">});</text:p>
      <text:p text:style-name="P5">O jQuery possui o método getJSON para o recebimento de dados no padrão citado acima. Como parâmetro enviamos o código do estado selecionado. O script PHP faz então uma pesquisa na tabela cidades e retorna os resultados relacionados com o código do estado em um array JSON.</text:p>
      <text:p text:style-name="P5">Agora a última peça do nosso exemplo, o PHP responsável por retornar os dados encontrados, chamado na função getJSON:</text:p>
      <text:p text:style-name="P8">header( 'Cache-Control: no-cache' );</text:p>
      <text:p text:style-name="P10">header( 'Content-type: application/xml; charset="utf-8"', true );</text:p>
      <text:p text:style-name="P11"/>
      <text:p text:style-name="P10">$con = mysql_connect( 'localhost', 'root', 'root' ) ;</text:p>
      <text:p text:style-name="P10">mysql_select_db( 'cadastro', $con );</text:p>
      <text:p text:style-name="P11"/>
      <text:p text:style-name="P10">$cod_estados = mysql_real_escape_string( $_GET['cod_estados'] );</text:p>
      <text:p text:style-name="P11"/>
      <text:p text:style-name="P10">$cidades = array();</text:p>
      <text:p text:style-name="P11"/>
      <text:p text:style-name="P10">$sql = "SELECT cod_cidades, nome</text:p>
      <text:p text:style-name="P9"><text:s text:c="16"/><text:span text:style-name="T2">FROM cidades</text:span></text:p>
      <text:p text:style-name="P9"><text:s text:c="16"/><text:span text:style-name="T2">WHERE estados_cod_estados=$cod_estados</text:span></text:p>
      <text:p text:style-name="P9"><text:s text:c="16"/><text:span text:style-name="T2">ORDER BY nome";</text:span></text:p>
      <text:p text:style-name="P10">$res = mysql_query( $sql );</text:p>
      <text:p text:style-name="P10">while ( $row = mysql_fetch_assoc( $res ) ) {</text:p>
      <text:p text:style-name="P9"><text:s text:c="8"/><text:span text:style-name="T2">$cidades[] = array(</text:span></text:p>
      <text:p text:style-name="P9"><text:s text:c="16"/><text:span text:style-name="T2">'cod_cidades' <text:s text:c="2"/>=&gt; $row['cod_cidades'],</text:span></text:p>
      <text:p text:style-name="P9"><text:s text:c="16"/><text:span text:style-name="T2">'nome' <text:s text:c="17"/>=&gt; $row['nome'],</text:span></text:p>
      <text:p text:style-name="P9"><text:s text:c="8"/><text:span text:style-name="T2">);</text:span></text:p>
      <text:p text:style-name="P10">}</text:p>
      <text:p text:style-name="P11"/>
      <text:p text:style-name="P10">echo( json_encode( $cidades ) );</text:p>
      <text:p text:style-name="P5">Como de praxe, deixo pra vocês o trabalho de efetuar melhorias em nosso script. E se, em um mesmo formulário, precisarmos de dois campos de endereço (um residencial e outro comercial)? Repetir o código nem pensar! O <text:soft-page-break/>ideal seria uma função recebendo como parâmetro os IDs dos selects de estado e cidade. E que tal uma base de dados para bairros? Toda vez que uma cidade fosse escolhida, um select de bairros seria automaticamente populado. Ideias não faltam.</text:p>
      <text:p text:style-name="P5">Espero que este post sirva de base para vocês melhorarem seus formulários de cadastro. E qualquer dúvida já sabem, utilizem os comentário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arial, sans-serif"/>
    <style:font-face style:name="Lohit Hindi1" svg:font-family="'Lohit Hindi'"/>
    <style:font-face style:name="Menlo" svg:font-family="Menlo, Monaco, Consolas, 'Courier New', monospace"/>
    <style:font-face style:name="MuseoSlab1000Regular" svg:font-family="MuseoSlab1000Regular, arial, sans-serif"/>
    <style:font-face style:name="MuseoSlab100Regular" svg:font-family="MuseoSlab100Regular, arial, sans-serif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4:02:51</meta:creation-date>
    <dc:date>2013-06-21T14:03:39</dc:date>
    <meta:editing-duration>P0D</meta:editing-duration>
    <meta:editing-cycles>1</meta:editing-cycles>
    <meta:document-statistic meta:table-count="0" meta:image-count="0" meta:object-count="0" meta:page-count="5" meta:paragraph-count="77" meta:word-count="785" meta:character-count="5846" meta:non-whitespace-character-count="4432"/>
    <meta:generator>LibreOffice/4.0.2.2$Linux_X86_64 LibreOffice_project/400m0$Build-2</meta:generator>
  </office:meta>
</office:document-meta>
</file>